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39A00000257BCCE7B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umberland AMT" svg:font-family="'Cumberland AMT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xi Sans" svg:font-family="'Luxi Sans'" style:font-pitch="variable"/>
    <style:font-face style:name="Trebuchet MS" svg:font-family="'Trebuchet MS'" style:font-adornments="Regular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uxi Sans" fo:font-size="12pt" fo:language="lt" fo:country="LT" fo:font-weight="normal"/>
    </style:style>
    <style:style style:name="P2" style:family="paragraph" style:parent-style-name="Standard">
      <style:paragraph-properties fo:text-align="center" style:justify-single-word="false"/>
      <style:text-properties style:font-name="Luxi Sans" fo:font-size="11pt" fo:language="lt" fo:country="LT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umberland AMT" svg:font-family="'Cumberland AMT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xi Sans" svg:font-family="'Luxi Sans'" style:font-pitch="variable"/>
    <style:font-face style:name="Trebuchet MS" svg:font-family="'Trebuchet MS'" style:font-adornments="Regular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Nimbus Roman No9 L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Standard" style:class="text">
      <style:paragraph-properties fo:margin-left="0cm" fo:margin-right="0cm" fo:text-indent="0.6cm" style:auto-text-indent="false"/>
    </style:style>
    <style:style style:name="Heading" style:family="paragraph" style:parent-style-name="Standard" style:class="text">
      <style:paragraph-properties fo:margin-top="0.42cm" fo:margin-bottom="0.21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Title" style:family="paragraph" style:parent-style-name="Standard" style:class="chapter"/>
    <style:style style:name="Subtitle" style:family="paragraph" style:parent-style-name="Standard" style:class="chapter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>
        <style:tab-stops>
          <style:tab-stop style:position="-0.635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Cumberland AMT" style:font-size-asian="10pt" style:font-name-complex="Cumberland AMT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fied" style:display-name="Text body justfied" style:family="paragraph" style:parent-style-name="Standard"/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Standard">
      <style:paragraph-properties fo:margin-left="1.194cm" fo:margin-right="0cm" fo:margin-top="0cm" fo:margin-bottom="0.492cm" fo:line-height="100%" fo:text-align="start" style:justify-single-word="false" fo:text-indent="0cm" style:auto-text-indent="false" style:text-autospace="none">
        <style:tab-stops>
          <style:tab-stop style:position="-1.12cm"/>
          <style:tab-stop style:position="0.15cm"/>
          <style:tab-stop style:position="1.42cm"/>
          <style:tab-stop style:position="2.69cm"/>
          <style:tab-stop style:position="3.96cm"/>
          <style:tab-stop style:position="5.23cm"/>
          <style:tab-stop style:position="6.5cm"/>
          <style:tab-stop style:position="7.77cm"/>
          <style:tab-stop style:position="9.04cm"/>
          <style:tab-stop style:position="10.31cm"/>
          <style:tab-stop style:position="11.58cm"/>
          <style:tab-stop style:position="12.85cm"/>
          <style:tab-stop style:position="14.12cm"/>
          <style:tab-stop style:position="15.39cm"/>
          <style:tab-stop style:position="16.66cm"/>
          <style:tab-stop style:position="17.93cm"/>
          <style:tab-stop style:position="19.2cm"/>
          <style:tab-stop style:position="20.47cm"/>
          <style:tab-stop style:position="21.74cm"/>
          <style:tab-stop style:position="23.01c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394cm" fo:margin-right="0cm" fo:margin-top="0cm" fo:margin-bottom="0.392cm" fo:text-indent="0cm" style:auto-text-indent="false">
        <style:tab-stops>
          <style:tab-stop style:position="-2.249cm"/>
          <style:tab-stop style:position="-0.979cm"/>
          <style:tab-stop style:position="0.291cm"/>
          <style:tab-stop style:position="1.561cm"/>
          <style:tab-stop style:position="2.831cm"/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593cm" fo:margin-right="0cm" fo:margin-top="0cm" fo:margin-bottom="0.295cm" fo:text-indent="0cm" style:auto-text-indent="false">
        <style:tab-stops>
          <style:tab-stop style:position="-3.378cm"/>
          <style:tab-stop style:position="-2.108cm"/>
          <style:tab-stop style:position="-0.838cm"/>
          <style:tab-stop style:position="0.432cm"/>
          <style:tab-stop style:position="1.702cm"/>
          <style:tab-stop style:position="2.972cm"/>
          <style:tab-stop style:position="4.242cm"/>
          <style:tab-stop style:position="5.512cm"/>
          <style:tab-stop style:position="6.782cm"/>
          <style:tab-stop style:position="8.052cm"/>
          <style:tab-stop style:position="9.322cm"/>
          <style:tab-stop style:position="10.592cm"/>
          <style:tab-stop style:position="11.862cm"/>
          <style:tab-stop style:position="13.132cm"/>
          <style:tab-stop style:position="14.402cm"/>
          <style:tab-stop style:position="15.672cm"/>
          <style:tab-stop style:position="16.942cm"/>
          <style:tab-stop style:position="18.212cm"/>
          <style:tab-stop style:position="19.482cm"/>
          <style:tab-stop style:position="20.752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792cm" fo:margin-right="0cm" fo:margin-top="0cm" fo:margin-bottom="0.194cm" fo:text-indent="0cm" style:auto-text-indent="false">
        <style:tab-stops>
          <style:tab-stop style:position="-4.507cm"/>
          <style:tab-stop style:position="-3.237cm"/>
          <style:tab-stop style:position="-1.967cm"/>
          <style:tab-stop style:position="-0.697cm"/>
          <style:tab-stop style:position="0.573cm"/>
          <style:tab-stop style:position="1.843cm"/>
          <style:tab-stop style:position="3.113cm"/>
          <style:tab-stop style:position="4.383cm"/>
          <style:tab-stop style:position="5.653cm"/>
          <style:tab-stop style:position="6.923cm"/>
          <style:tab-stop style:position="8.193cm"/>
          <style:tab-stop style:position="9.463cm"/>
          <style:tab-stop style:position="10.733cm"/>
          <style:tab-stop style:position="12.003cm"/>
          <style:tab-stop style:position="13.273cm"/>
          <style:tab-stop style:position="14.543cm"/>
          <style:tab-stop style:position="15.813cm"/>
          <style:tab-stop style:position="17.083cm"/>
          <style:tab-stop style:position="18.353cm"/>
          <style:tab-stop style:position="19.623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992cm" fo:margin-right="0cm" fo:margin-top="0cm" fo:margin-bottom="0.092cm" fo:text-indent="0cm" style:auto-text-indent="false">
        <style:tab-stops>
          <style:tab-stop style:position="-5.636cm"/>
          <style:tab-stop style:position="-4.366cm"/>
          <style:tab-stop style:position="-3.096cm"/>
          <style:tab-stop style:position="-1.826cm"/>
          <style:tab-stop style:position="-0.556cm"/>
          <style:tab-stop style:position="0.714cm"/>
          <style:tab-stop style:position="1.984cm"/>
          <style:tab-stop style:position="3.254cm"/>
          <style:tab-stop style:position="4.524cm"/>
          <style:tab-stop style:position="5.794cm"/>
          <style:tab-stop style:position="7.064cm"/>
          <style:tab-stop style:position="8.334cm"/>
          <style:tab-stop style:position="9.604cm"/>
          <style:tab-stop style:position="10.874cm"/>
          <style:tab-stop style:position="12.144cm"/>
          <style:tab-stop style:position="13.414cm"/>
          <style:tab-stop style:position="14.684cm"/>
          <style:tab-stop style:position="15.954cm"/>
          <style:tab-stop style:position="17.224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font-name="HG Mincho Light J" fo:font-size="44pt" fo:font-style="normal" fo:text-shadow="none" style:text-underline-style="none" fo:font-weight="normal" style:font-name-asian="HG Mincho Light J" style:font-size-asian="44pt" style:font-style-asian="normal" style:font-weight-asian="normal" style:font-name-complex="HG Mincho Light J" style:font-size-complex="44pt" style:font-style-complex="normal" style:font-weight-complex="normal" style:text-emphasize="none"/>
    </style:style>
    <style:style style:name="Default_7e_LT_7e_Untertitel" style:display-name="Default~LT~Untertitel" style:family="paragraph" style:parent-style-name="Standard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>
        <style:tab-stops>
          <style:tab-stop style:position="-0.635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 style:text-emphasize="none"/>
    </style:style>
    <style:style style:name="Default_7e_LT_7e_Notizen" style:display-name="Default~LT~Notizen" style:family="paragraph" style:parent-style-name="Standard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font-name="Arial Unicode MS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 style:parent-style-name="Standard">
      <style:paragraph-properties style:text-autospace="none"/>
    </style:style>
    <style:style style:name="Default_7e_LT_7e_Hintergrund" style:display-name="Default~LT~Hintergrund" style:family="paragraph" style:parent-style-name="Standard">
      <style:paragraph-properties fo:text-align="center" style:justify-single-word="false" style:text-autospace="none"/>
    </style:style>
    <style:style style:name="Background_20_objects" style:display-name="Background objects" style:family="paragraph" style:parent-style-name="Standard">
      <style:paragraph-properties style:text-autospace="none"/>
    </style:style>
    <style:style style:name="Background" style:family="paragraph" style:parent-style-name="Standard">
      <style:paragraph-properties fo:text-align="center" style:justify-single-word="false" style:text-autospace="none"/>
    </style:style>
    <style:style style:name="Notes" style:family="paragraph" style:parent-style-name="Standard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font-name="Arial Unicode MS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Outline_20_1" style:display-name="Outline 1" style:family="paragraph" style:parent-style-name="Standard">
      <style:paragraph-properties fo:margin-left="1.194cm" fo:margin-right="0cm" fo:margin-top="0cm" fo:margin-bottom="0.492cm" fo:line-height="100%" fo:text-align="start" style:justify-single-word="false" fo:text-indent="0cm" style:auto-text-indent="false" style:text-autospace="none">
        <style:tab-stops>
          <style:tab-stop style:position="-1.12cm"/>
          <style:tab-stop style:position="0.15cm"/>
          <style:tab-stop style:position="1.42cm"/>
          <style:tab-stop style:position="2.69cm"/>
          <style:tab-stop style:position="3.96cm"/>
          <style:tab-stop style:position="5.23cm"/>
          <style:tab-stop style:position="6.5cm"/>
          <style:tab-stop style:position="7.77cm"/>
          <style:tab-stop style:position="9.04cm"/>
          <style:tab-stop style:position="10.31cm"/>
          <style:tab-stop style:position="11.58cm"/>
          <style:tab-stop style:position="12.85cm"/>
          <style:tab-stop style:position="14.12cm"/>
          <style:tab-stop style:position="15.39cm"/>
          <style:tab-stop style:position="16.66cm"/>
          <style:tab-stop style:position="17.93cm"/>
          <style:tab-stop style:position="19.2cm"/>
          <style:tab-stop style:position="20.47cm"/>
          <style:tab-stop style:position="21.74cm"/>
          <style:tab-stop style:position="23.01c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394cm" fo:margin-right="0cm" fo:margin-top="0cm" fo:margin-bottom="0.392cm" fo:text-indent="0cm" style:auto-text-indent="false">
        <style:tab-stops>
          <style:tab-stop style:position="-2.249cm"/>
          <style:tab-stop style:position="-0.979cm"/>
          <style:tab-stop style:position="0.291cm"/>
          <style:tab-stop style:position="1.561cm"/>
          <style:tab-stop style:position="2.831cm"/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593cm" fo:margin-right="0cm" fo:margin-top="0cm" fo:margin-bottom="0.295cm" fo:text-indent="0cm" style:auto-text-indent="false">
        <style:tab-stops>
          <style:tab-stop style:position="-3.378cm"/>
          <style:tab-stop style:position="-2.108cm"/>
          <style:tab-stop style:position="-0.838cm"/>
          <style:tab-stop style:position="0.432cm"/>
          <style:tab-stop style:position="1.702cm"/>
          <style:tab-stop style:position="2.972cm"/>
          <style:tab-stop style:position="4.242cm"/>
          <style:tab-stop style:position="5.512cm"/>
          <style:tab-stop style:position="6.782cm"/>
          <style:tab-stop style:position="8.052cm"/>
          <style:tab-stop style:position="9.322cm"/>
          <style:tab-stop style:position="10.592cm"/>
          <style:tab-stop style:position="11.862cm"/>
          <style:tab-stop style:position="13.132cm"/>
          <style:tab-stop style:position="14.402cm"/>
          <style:tab-stop style:position="15.672cm"/>
          <style:tab-stop style:position="16.942cm"/>
          <style:tab-stop style:position="18.212cm"/>
          <style:tab-stop style:position="19.482cm"/>
          <style:tab-stop style:position="20.752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792cm" fo:margin-right="0cm" fo:margin-top="0cm" fo:margin-bottom="0.194cm" fo:text-indent="0cm" style:auto-text-indent="false">
        <style:tab-stops>
          <style:tab-stop style:position="-4.507cm"/>
          <style:tab-stop style:position="-3.237cm"/>
          <style:tab-stop style:position="-1.967cm"/>
          <style:tab-stop style:position="-0.697cm"/>
          <style:tab-stop style:position="0.573cm"/>
          <style:tab-stop style:position="1.843cm"/>
          <style:tab-stop style:position="3.113cm"/>
          <style:tab-stop style:position="4.383cm"/>
          <style:tab-stop style:position="5.653cm"/>
          <style:tab-stop style:position="6.923cm"/>
          <style:tab-stop style:position="8.193cm"/>
          <style:tab-stop style:position="9.463cm"/>
          <style:tab-stop style:position="10.733cm"/>
          <style:tab-stop style:position="12.003cm"/>
          <style:tab-stop style:position="13.273cm"/>
          <style:tab-stop style:position="14.543cm"/>
          <style:tab-stop style:position="15.813cm"/>
          <style:tab-stop style:position="17.083cm"/>
          <style:tab-stop style:position="18.353cm"/>
          <style:tab-stop style:position="19.623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992cm" fo:margin-right="0cm" fo:margin-top="0cm" fo:margin-bottom="0.092cm" fo:text-indent="0cm" style:auto-text-indent="false">
        <style:tab-stops>
          <style:tab-stop style:position="-5.636cm"/>
          <style:tab-stop style:position="-4.366cm"/>
          <style:tab-stop style:position="-3.096cm"/>
          <style:tab-stop style:position="-1.826cm"/>
          <style:tab-stop style:position="-0.556cm"/>
          <style:tab-stop style:position="0.714cm"/>
          <style:tab-stop style:position="1.984cm"/>
          <style:tab-stop style:position="3.254cm"/>
          <style:tab-stop style:position="4.524cm"/>
          <style:tab-stop style:position="5.794cm"/>
          <style:tab-stop style:position="7.064cm"/>
          <style:tab-stop style:position="8.334cm"/>
          <style:tab-stop style:position="9.604cm"/>
          <style:tab-stop style:position="10.874cm"/>
          <style:tab-stop style:position="12.144cm"/>
          <style:tab-stop style:position="13.414cm"/>
          <style:tab-stop style:position="14.684cm"/>
          <style:tab-stop style:position="15.954cm"/>
          <style:tab-stop style:position="17.224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start" style:justify-single-word="false"/>
      <style:text-properties fo:language="lt" fo:country="LT"/>
    </style:style>
    <style:style style:name="P2" style:family="paragraph" style:parent-style-name="Standard">
      <style:paragraph-properties fo:text-align="start" style:justify-single-word="false"/>
      <style:text-properties style:font-name="Trebuchet MS" fo:font-size="10pt" fo:language="lt" fo:country="LT"/>
    </style:style>
    <style:style style:name="P3" style:family="paragraph" style:parent-style-name="Footer">
      <style:paragraph-properties fo:text-align="center" style:justify-single-word="false"/>
      <style:text-properties fo:font-size="9pt" fo:language="lt" fo:country="LT" style:font-size-asian="9pt" style:font-size-complex="9pt"/>
    </style:style>
    <style:style style:name="P4" style:family="paragraph" style:parent-style-name="Footer">
      <style:paragraph-properties fo:margin-top="0cm" fo:margin-bottom="0.101cm" fo:text-align="center" style:justify-single-word="false"/>
      <style:text-properties fo:font-size="9pt" fo:language="lt" fo:country="LT" style:font-size-asian="9pt" style:font-size-complex="9pt"/>
    </style:style>
    <style:style style:name="T1" style:family="text">
      <style:text-properties style:font-name="Trebuchet MS" fo:font-size="10pt"/>
    </style:style>
    <style:style style:name="T2" style:family="text">
      <style:text-properties style:font-name="Trebuchet MS" fo:font-size="10pt"/>
    </style:style>
    <style:style style:name="fr1" style:family="graphic" style:parent-style-name="Graphics">
      <style:graphic-properties fo:margin-left="0cm" fo:margin-right="0cm" style:vertical-pos="from-top" style:vertical-rel="paragraph" style:horizontal-pos="from-left" style:horizontal-rel="paragraph" fo:padding="0cm" fo:border="none" style:mirror="none" fo:clip="rect(0cm 0cm 0cm 0cm)" draw:luminance="0%" draw:contrast="0%" draw:red="0%" draw:green="0%" draw:blue="0%" draw:gamma="10000%" draw:color-inversion="false" draw:image-opacity="100%" draw:color-mode="standard"/>
    </style:style>
    <style:style style:name="fr2" style:family="graphic" style:parent-style-name="Frame">
      <style:graphic-properties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  <style:columns fo:column-count="0" fo:column-gap="0cm"/>
      </style:graphic-properties>
    </style:style>
    <style:style style:name="fr3" style:family="graphic" style:parent-style-name="Frame">
      <style:graphic-properties style:vertical-pos="bottom" style:vertical-rel="paragraph-content" style:horizontal-pos="center" style:horizontal-rel="paragraph" fo:padding="0cm" fo:border="none"/>
    </style:style>
    <style:page-layout style:name="pm1">
      <style:page-layout-properties fo:page-width="21.001cm" fo:page-height="29.7cm" style:num-format="1" style:print-orientation="portrait" fo:margin-top="2.101cm" fo:margin-bottom="0.9cm" fo:margin-left="2.101cm" fo:margin-right="1.15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75cm" fo:margin-left="0cm" fo:margin-right="0cm" fo:margin-bottom="0.15cm" fo:border-top="none" fo:border-bottom="0.002cm solid #000000" fo:border-left="none" fo:border-right="none" fo:padding="0.049cm" fo:background-color="transparent">
          <style:background-image/>
        </style:header-footer-properties>
      </style:header-style>
      <style:footer-style>
        <style:header-footer-properties svg:height="1.399cm" fo:margin-left="0cm" fo:margin-right="0cm" fo:margin-top="0.199cm" fo:border-top="0.002cm solid #000000" fo:border-bottom="none" fo:border-left="none" fo:border-right="none" fo:padding="0.04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graphics3" text:anchor-type="paragraph" svg:x="12.815cm" svg:y="0.048cm" svg:width="4.039cm" style:rel-width="23%" svg:height="2.439cm" draw:z-index="0"><draw:image xlink:href="Pictures/100000000000039A00000257BCCE7B94.jpg" xlink:type="simple" xlink:show="embed" xlink:actuate="onLoad"/></draw:frame><draw:frame draw:style-name="fr2" draw:name="Frame7" text:anchor-type="paragraph" svg:x="-0.018cm" svg:y="0.661cm" svg:width="12.093cm" draw:z-index="1"><draw:text-box fo:min-height="1.695cm"><text:p text:style-name="P2">P.Vileišio g. 18, LT-10306 <text:s/>Vilnius</text:p><text:p text:style-name="P2">Tel./faks. (8-5) 210 40 05</text:p><text:p text:style-name="P1"><text:span text:style-name="T1">Adresas internete </text:span><text:a xlink:type="simple" xlink:href="" text:style-name="Internet_20_link"><text:span text:style-name="T2">www.akl.lt</text:span></text:a></text:p><text:p text:style-name="P2">El. paštas office@akl.lt</text:p></draw:text-box></draw:frame></text:p>
      </style:header>
      <style:header-left>
        <text:p text:style-name="P1"><draw:frame draw:style-name="fr1" draw:name="Graphic1" text:anchor-type="paragraph" svg:x="12.815cm" svg:y="0.048cm" svg:width="4.039cm" style:rel-width="23%" svg:height="2.439cm" draw:z-index="2439"><draw:image xlink:href="Pictures/100000000000039A00000257BCCE7B94.jpg" xlink:type="simple" xlink:show="embed" xlink:actuate="onLoad"/></draw:frame><draw:frame draw:style-name="fr2" draw:name="Frame3" text:anchor-type="paragraph" svg:x="-0.018cm" svg:y="0.661cm" svg:width="12.093cm" draw:z-index="1695"><draw:text-box fo:min-height="1.695cm"><text:p text:style-name="P2">P.Vileišio g. 18, LT-2055 Vilnius</text:p><text:p text:style-name="P2">Tel./faks. (8-5) 210 40 05</text:p><text:p text:style-name="P1"><text:span text:style-name="T1">Adresas internete </text:span><text:a xlink:type="simple" xlink:href="" text:style-name="Internet_20_link"><text:span text:style-name="T2">www.akl.lt</text:span></text:a></text:p><text:p text:style-name="P2">El. paštas office@akl.lt</text:p></draw:text-box></draw:frame></text:p>
      </style:header-left>
      <style:footer>
        <text:p text:style-name="Footer"><draw:frame draw:style-name="fr3" draw:name="Frame8" text:anchor-type="paragraph" svg:width="11.887cm" draw:z-index="2"><draw:text-box fo:min-height="1.499cm"><text:p text:style-name="P3">Visuomeninė organizacija „Atviras kodas Lietuvai“, P.Vileišio g. 18, Vilnius</text:p><text:p text:style-name="P3">Registruota VĮ Registrų centro Vilniaus filiale, Švitrigailos g. 7/A. Vivulskio g. 16, Vilnius</text:p><text:p text:style-name="P4">Įmonės kodas 195764579</text:p></draw:text-box></draw:frame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3-04-24T10:51:38</meta:creation-date>
    <dc:date>2005-11-18T01:15:36</dc:date>
    <meta:print-date>2005-10-20T00:03:02</meta:print-date>
    <dc:language>en-US</dc:language>
    <meta:editing-cycles>178</meta:editing-cycles>
    <meta:editing-duration>P2DT12H6M1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22" meta:word-count="132" meta:character-count="832"/>
  </office:meta>
</office:document-meta>
</file>